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0d7328" officeooo:paragraph-rsid="00114fe4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 fo:padding="0.049cm" fo:border="0.06pt solid #000000" style:shadow="#808080 0.18cm 0.18cm" style:writing-mode="page"/>
      <style:text-properties fo:font-size="12pt" fo:font-weight="bold" officeooo:rsid="000d716c" officeooo:paragraph-rsid="00114fe4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200%" fo:text-align="start" style:justify-single-word="false" style:writing-mode="page"/>
      <style:text-properties fo:font-size="14pt" fo:font-weight="normal" officeooo:rsid="00b0fffe" officeooo:paragraph-rsid="00130697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200%" fo:text-align="start" style:justify-single-word="false" style:writing-mode="page"/>
      <style:text-properties fo:font-size="14pt" fo:font-weight="normal" officeooo:rsid="00b0fffe" officeooo:paragraph-rsid="00191d4b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200%" fo:text-align="start" style:justify-single-word="false" style:writing-mode="page"/>
      <style:text-properties fo:font-size="14pt" fo:font-weight="normal" officeooo:rsid="00b0fffe" officeooo:paragraph-rsid="00638640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d7328" officeooo:paragraph-rsid="00114fe4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officeooo:rsid="005b3e24" officeooo:paragraph-rsid="005b3e24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bold" officeooo:rsid="000d7328" officeooo:paragraph-rsid="00114fe4" style:font-size-asian="12pt" style:font-weight-asian="bold" style:font-size-complex="12pt" style:font-weight-complex="bold"/>
    </style:style>
    <style:style style:name="T1" style:family="text">
      <style:text-properties officeooo:rsid="00b98715"/>
    </style:style>
    <style:style style:name="T2" style:family="text">
      <style:text-properties style:text-underline-style="solid" style:text-underline-width="auto" style:text-underline-color="font-color" officeooo:rsid="00b98715"/>
    </style:style>
    <style:style style:name="T3" style:family="text">
      <style:text-properties style:text-underline-style="solid" style:text-underline-width="auto" style:text-underline-color="font-color" officeooo:rsid="00191d4b"/>
    </style:style>
    <style:style style:name="T4" style:family="text">
      <style:text-properties officeooo:rsid="001156be"/>
    </style:style>
    <style:style style:name="T5" style:family="text">
      <style:text-properties fo:font-weight="bold" officeooo:rsid="00b205e9" style:font-weight-asian="bold" style:font-weight-complex="bold"/>
    </style:style>
    <style:style style:name="T6" style:family="text">
      <style:text-properties fo:font-weight="bold" officeooo:rsid="00b77f0d" style:font-weight-asian="bold" style:font-weight-complex="bold"/>
    </style:style>
    <style:style style:name="T7" style:family="text">
      <style:text-properties fo:font-weight="bold" officeooo:rsid="007723da" style:font-weight-asian="bold" style:font-weight-complex="bold"/>
    </style:style>
    <style:style style:name="T8" style:family="text">
      <style:text-properties officeooo:rsid="00b205e9"/>
    </style:style>
    <style:style style:name="T9" style:family="text">
      <style:text-properties officeooo:rsid="00b4c57c"/>
    </style:style>
    <style:style style:name="T10" style:family="text">
      <style:text-properties officeooo:rsid="00b3d835"/>
    </style:style>
    <style:style style:name="T11" style:family="text">
      <style:text-properties officeooo:rsid="00b663f2"/>
    </style:style>
    <style:style style:name="T12" style:family="text">
      <style:text-properties officeooo:rsid="00befdb6"/>
    </style:style>
    <style:style style:name="T13" style:family="text">
      <style:text-properties officeooo:rsid="00b6dea3"/>
    </style:style>
    <style:style style:name="T14" style:family="text">
      <style:text-properties officeooo:rsid="00b77f0d"/>
    </style:style>
    <style:style style:name="T15" style:family="text">
      <style:text-properties officeooo:rsid="00130697"/>
    </style:style>
    <style:style style:name="T16" style:family="text">
      <style:text-properties officeooo:rsid="0014b5f4"/>
    </style:style>
    <style:style style:name="T17" style:family="text">
      <style:text-properties style:text-underline-style="none" officeooo:rsid="00b98715"/>
    </style:style>
    <style:style style:name="T18" style:family="text">
      <style:text-properties style:text-underline-style="none" officeooo:rsid="00191d4b"/>
    </style:style>
    <style:style style:name="T19" style:family="text">
      <style:text-properties officeooo:rsid="00171a9c"/>
    </style:style>
    <style:style style:name="T20" style:family="text">
      <style:text-properties officeooo:rsid="00191d4b"/>
    </style:style>
    <style:style style:name="T21" style:family="text">
      <style:text-properties officeooo:rsid="001cfd86"/>
    </style:style>
    <style:style style:name="T22" style:family="text">
      <style:text-properties fo:font-style="normal" officeooo:rsid="001cfd86" style:font-style-asian="normal" style:font-style-complex="normal"/>
    </style:style>
    <style:style style:name="T23" style:family="text">
      <style:text-properties officeooo:rsid="001e79c7"/>
    </style:style>
    <style:style style:name="T24" style:family="text">
      <style:text-properties officeooo:rsid="002187c7"/>
    </style:style>
    <style:style style:name="T25" style:family="text">
      <style:text-properties officeooo:rsid="00225ccc"/>
    </style:style>
    <style:style style:name="T26" style:family="text">
      <style:text-properties officeooo:rsid="002ca4c3"/>
    </style:style>
    <style:style style:name="T27" style:family="text">
      <style:text-properties officeooo:rsid="003266b7"/>
    </style:style>
    <style:style style:name="T28" style:family="text">
      <style:text-properties style:text-position="super 58%" officeooo:rsid="001156be"/>
    </style:style>
    <style:style style:name="T29" style:family="text">
      <style:text-properties officeooo:rsid="005b3e24"/>
    </style:style>
    <style:style style:name="T30" style:family="text">
      <style:text-properties fo:font-variant="small-caps"/>
    </style:style>
    <style:style style:name="T31" style:family="text">
      <style:text-properties fo:font-variant="small-caps" officeooo:rsid="00672a40"/>
    </style:style>
    <style:style style:name="T32" style:family="text">
      <style:text-properties officeooo:rsid="005bb881"/>
    </style:style>
    <style:style style:name="T33" style:family="text">
      <style:text-properties officeooo:rsid="006a0205"/>
    </style:style>
    <style:style style:name="T34" style:family="text">
      <style:text-properties officeooo:rsid="006d0819"/>
    </style:style>
    <style:style style:name="T35" style:family="text">
      <style:text-properties officeooo:rsid="006f6a0a"/>
    </style:style>
    <style:style style:name="T36" style:family="text">
      <style:text-properties officeooo:rsid="0074d20c"/>
    </style:style>
    <style:style style:name="T37" style:family="text">
      <style:text-properties officeooo:rsid="007723da"/>
    </style:style>
    <style:style style:name="T38" style:family="text">
      <style:text-properties officeooo:rsid="007a29e1"/>
    </style:style>
    <style:style style:name="T39" style:family="text">
      <style:text-properties officeooo:rsid="007b8da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Contrôle de conjugaison <text:span text:style-name="T34">du </text:span>20<text:span text:style-name="T29">20</text:span>.<text:span text:style-name="T15">09</text:span>.<text:span text:style-name="T29">28</text:span> <text:span text:style-name="T4">(un verbe, C01) / 5</text:span><text:span text:style-name="T28">e</text:span><text:span text:style-name="T4"> </text:span></text:p>
      <text:p text:style-name="P7"><text:tab/>Choisissez le sujet qui vous convient le mieux : A (<text:span text:style-name="T38">plus </text:span>facile) ou B (<text:span text:style-name="T39">plus difficile</text:span>). Traite<text:span text:style-name="T32">z</text:span> <text:span text:style-name="T30">l’un des deux</text:span> sujets.</text:p>
      <text:p text:style-name="P7"/>
      <text:p text:style-name="P7"><text:tab/>Question 19 : <text:tab/>attention, donnez <text:span text:style-name="T30">la forme anglaise</text:span> <text:span text:style-name="T32">attendue</text:span>.</text:p>
      <text:p text:style-name="P7"><text:tab/>Question 20 : <text:tab/>analysez la forme verbale soulignée en donnant <text:span text:style-name="T30">les </text:span><text:span text:style-name="T31">4</text:span><text:span text:style-name="T30"> renseignements attendus</text:span>, à savoir : verbe à l’infinitif, mode, temps, personne</text:p>
      <text:p text:style-name="P8"/>
      <text:p text:style-name="P1"/>
      <text:p text:style-name="P1"><text:tab/><text:tab/>- <text:span text:style-name="T15">A -<text:tab/><text:tab/><text:tab/><text:tab/><text:tab/><text:tab/><text:tab/><text:tab/>- B -</text:span></text:p>
      <text:p text:style-name="P3">01] être. indicatif.<text:span text:style-name="T21">présent</text:span>.<text:span text:style-name="T21">1</text:span>S<text:tab/><text:tab/><text:tab/><text:tab/><text:tab/>01] être. indicatif.imparfait.3S</text:p>
      <text:p text:style-name="P3">02] <text:span text:style-name="T20">être</text:span>. indicatif.<text:span text:style-name="T21">présent</text:span>.<text:span text:style-name="T21">2S</text:span><text:tab/><text:tab/><text:tab/><text:tab/><text:tab/>02] <text:span text:style-name="T15">être</text:span>. indicatif.futur.3P</text:p>
      <text:p text:style-name="P3">03] <text:span text:style-name="T20">être</text:span>. indicatif.<text:span text:style-name="T21">présentt</text:span>.<text:span text:style-name="T21">3S<text:tab/></text:span><text:tab/><text:tab/><text:tab/><text:tab/>03] <text:span text:style-name="T15">être</text:span>. indicatif.passé composé.1P</text:p>
      <text:p text:style-name="P3">04] <text:span text:style-name="T20">être</text:span>. <text:span text:style-name="T22">indicatif.</text:span><text:span text:style-name="T8">présent.1P<text:tab/><text:tab/><text:tab/><text:tab/><text:tab/></text:span>04] <text:span text:style-name="T15">être</text:span>. <text:span text:style-name="T5">cond</text:span><text:span text:style-name="T6">itionnel</text:span><text:span text:style-name="T8">.présent.1S</text:span></text:p>
      <text:p text:style-name="P3">0<text:span text:style-name="T8">5</text:span>] <text:span text:style-name="T20">être</text:span>. <text:span text:style-name="T8">indicatif.présent.2P<text:tab/><text:tab/><text:tab/><text:tab/><text:tab/></text:span>0<text:span text:style-name="T8">5</text:span>] <text:span text:style-name="T15">être</text:span>. <text:span text:style-name="T8">indicatif.présent.2P</text:span></text:p>
      <text:p text:style-name="P3">0<text:span text:style-name="T9">6</text:span>] ê<text:span text:style-name="T20">tre</text:span>. indicatif.<text:span text:style-name="T21">présent</text:span>.<text:span text:style-name="T21">3P<text:tab/></text:span><text:tab/><text:tab/><text:tab/><text:tab/>0<text:span text:style-name="T9">6</text:span>] être. indicatif.<text:span text:style-name="T10">plus-que-parfait</text:span>.3S</text:p>
      <text:p text:style-name="P4">0<text:span text:style-name="T9">7</text:span>] ê<text:span text:style-name="T20">tre</text:span>. indicatif.<text:span text:style-name="T23">imparfait</text:span>.<text:span text:style-name="T23">1S<text:tab/></text:span><text:tab/><text:tab/><text:tab/><text:tab/>0<text:span text:style-name="T9">7</text:span>] <text:span text:style-name="T15">être</text:span>. indicatif.<text:span text:style-name="T10">passé simple</text:span>.3P</text:p>
      <text:p text:style-name="P4">0<text:span text:style-name="T9">8</text:span>] ê<text:span text:style-name="T20">tre</text:span>. indicatif.<text:span text:style-name="T23">imparfait</text:span>.<text:span text:style-name="T23">2S<text:tab/><text:tab/><text:tab/><text:tab/><text:tab/></text:span>0<text:span text:style-name="T9">8</text:span>] <text:span text:style-name="T15">être</text:span>. indicatif.passé <text:span text:style-name="T11">simple</text:span>.<text:span text:style-name="T15">3S</text:span></text:p>
      <text:p text:style-name="P4">0<text:span text:style-name="T9">9</text:span>] ê<text:span text:style-name="T20">tre</text:span>. <text:span text:style-name="T13">indicatif.imparfait.3S<text:tab/><text:tab/><text:tab/><text:tab/><text:tab/></text:span>0<text:span text:style-name="T9">9</text:span>] <text:span text:style-name="T15">être</text:span>. <text:span text:style-name="T13">indicatif.présent.1S</text:span></text:p>
      <text:p text:style-name="P4"><text:span text:style-name="T9">10</text:span>] ê<text:span text:style-name="T20">tre</text:span>. <text:span text:style-name="T23">indicatif.imparfait.1P<text:tab/><text:tab/><text:tab/><text:tab/><text:tab/>10</text:span>] <text:span text:style-name="T15">être</text:span>. <text:span text:style-name="T6">impératif</text:span><text:span text:style-name="T14">.présent.2P</text:span></text:p>
      <text:p text:style-name="P3"><text:span text:style-name="T1">1</text:span>1] être. indicatif.imparfait.<text:span text:style-name="T23">2P<text:tab/><text:tab/><text:tab/><text:tab/><text:tab/>1</text:span>1] être. indicatif.imparfait.3<text:span text:style-name="T12">P</text:span></text:p>
      <text:p text:style-name="P4"><text:span text:style-name="T1">1</text:span>2] ê<text:span text:style-name="T20">tre</text:span>. indicatif.<text:span text:style-name="T23">imparfait</text:span>.<text:span text:style-name="T23">3P<text:tab/><text:tab/><text:tab/><text:tab/><text:tab/>1</text:span>2] <text:span text:style-name="T15">être</text:span>. indicatif.futur.<text:span text:style-name="T19">1P</text:span></text:p>
      <text:p text:style-name="P4"><text:span text:style-name="T1">1</text:span>3] ê<text:span text:style-name="T20">tre</text:span>. indicatif.<text:span text:style-name="T24">futur</text:span>.<text:span text:style-name="T24">2S<text:tab/></text:span><text:tab/><text:tab/><text:tab/><text:tab/><text:span text:style-name="T1">1</text:span>3] <text:span text:style-name="T15">être</text:span>. indicatif.p<text:span text:style-name="T12">lus-que-parfait</text:span>.1P</text:p>
      <text:p text:style-name="P4"><text:span text:style-name="T1">1</text:span>4] ê<text:span text:style-name="T20">tre</text:span>. <text:span text:style-name="T24">indicatif.futur.1P<text:tab/><text:tab/><text:tab/><text:tab/><text:tab/>1</text:span>4] <text:span text:style-name="T15">être</text:span>. <text:span text:style-name="T5">cond</text:span><text:span text:style-name="T6">itionnel</text:span><text:span text:style-name="T8">.présent.1P</text:span></text:p>
      <text:p text:style-name="P4"><text:span text:style-name="T1">15</text:span>] ê<text:span text:style-name="T20">tre</text:span>. <text:span text:style-name="T8">indicatif.futur.1S<text:tab/><text:tab/><text:tab/><text:tab/><text:tab/>15</text:span>] <text:span text:style-name="T15">être</text:span>. <text:span text:style-name="T8">indicatif.plus-que-parfait.2P</text:span></text:p>
      <text:p text:style-name="P3"><text:span text:style-name="T1">16</text:span>] être. indicatif.<text:span text:style-name="T25">futur</text:span>.<text:span text:style-name="T25">3S<text:tab/><text:tab/><text:tab/><text:tab/><text:tab/>16</text:span>] être. indicatif.<text:span text:style-name="T10">plus-que-parfait</text:span>.3<text:span text:style-name="T12">P</text:span></text:p>
      <text:p text:style-name="P4"><text:span text:style-name="T1">17</text:span>] ê<text:span text:style-name="T20">tre</text:span>. indicatif.<text:span text:style-name="T25">futur</text:span>.<text:span text:style-name="T25">3P<text:tab/><text:tab/><text:tab/><text:tab/><text:tab/>17</text:span>] <text:span text:style-name="T15">être</text:span>. <text:span text:style-name="T36">infinitif</text:span>.<text:span text:style-name="T36">présent</text:span></text:p>
      <text:p text:style-name="P4"><text:span text:style-name="T1">18</text:span>] ê<text:span text:style-name="T20">tre</text:span>. indicatif.passé <text:span text:style-name="T25">composé</text:span>.<text:span text:style-name="T25">1S<text:tab/><text:tab/><text:tab/><text:tab/>18</text:span>] <text:span text:style-name="T15">être</text:span>. <text:span text:style-name="T7">impératif</text:span><text:span text:style-name="T37">. présent.2S</text:span></text:p>
      <text:p text:style-name="P5"><text:span text:style-name="T1">19</text:span>] <text:span text:style-name="T29">be. indicatif.présent.3S<text:tab/><text:tab/><text:tab/><text:tab/><text:tab/>19</text:span>] <text:span text:style-name="T29">be. indicatif.présent.3S</text:span></text:p>
      <text:p text:style-name="P3"><text:span text:style-name="T1">20</text:span>] <text:span text:style-name="T20">Tu </text:span><text:span text:style-name="T3">seras</text:span><text:span text:style-name="T18"> bientôt prêt. <text:tab/></text:span><text:span text:style-name="T20"><text:tab/><text:tab/><text:tab/><text:tab/>20</text:span>] <text:span text:style-name="T1">Je </text:span><text:span text:style-name="T17">parlerai</text:span><text:span text:style-name="T1"> quand je </text:span><text:span text:style-name="T2">serai</text:span><text:span text:style-name="T1"> prê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06:52:51.566930226</meta:creation-date>
    <dc:date>2020-09-26T17:35:08.862272881</dc:date>
    <meta:editing-duration>PT9H42M</meta:editing-duration>
    <meta:editing-cycles>45</meta:editing-cycles>
    <meta:generator>LibreOffice/6.0.7.3$Linux_X86_64 LibreOffice_project/00m0$Build-3</meta:generator>
    <meta:print-date>2018-09-27T07:45:21.091282585</meta:print-date>
    <meta:document-statistic meta:table-count="0" meta:image-count="0" meta:object-count="0" meta:page-count="1" meta:paragraph-count="25" meta:word-count="200" meta:character-count="1769" meta:non-whitespace-character-count="1498"/>
  </office:meta>
</office:document-meta>
</file>